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c5f" officeooo:paragraph-rsid="00154c5f"/>
    </style:style>
    <style:style style:name="P2" style:family="paragraph" style:parent-style-name="Standard">
      <style:text-properties officeooo:rsid="02f84265" officeooo:paragraph-rsid="0317bcca"/>
    </style:style>
    <style:style style:name="P3" style:family="paragraph" style:parent-style-name="Standard">
      <style:text-properties officeooo:rsid="0317bcca" officeooo:paragraph-rsid="0317bcca"/>
    </style:style>
    <style:style style:name="P4" style:family="paragraph" style:parent-style-name="Standard">
      <style:text-properties officeooo:rsid="0317bcca" officeooo:paragraph-rsid="032dd555"/>
    </style:style>
    <style:style style:name="P5" style:family="paragraph" style:parent-style-name="Standard">
      <style:text-properties officeooo:rsid="0317bcca" officeooo:paragraph-rsid="03380f8e"/>
    </style:style>
    <style:style style:name="P6" style:family="paragraph" style:parent-style-name="Standard">
      <style:text-properties officeooo:rsid="0317bcca" officeooo:paragraph-rsid="0346bdc4"/>
    </style:style>
    <style:style style:name="P7" style:family="paragraph" style:parent-style-name="Standard">
      <style:text-properties officeooo:rsid="031c2702" officeooo:paragraph-rsid="032dd555"/>
    </style:style>
    <style:style style:name="P8" style:family="paragraph" style:parent-style-name="Standard">
      <style:text-properties officeooo:rsid="032c6e88" officeooo:paragraph-rsid="0317bcca"/>
    </style:style>
    <style:style style:name="P9" style:family="paragraph" style:parent-style-name="Standard">
      <style:text-properties officeooo:rsid="032c6e88" officeooo:paragraph-rsid="032dd555"/>
    </style:style>
    <style:style style:name="P10" style:family="paragraph" style:parent-style-name="Standard">
      <style:text-properties officeooo:rsid="032eed5f" officeooo:paragraph-rsid="032eed5f"/>
    </style:style>
    <style:style style:name="P11" style:family="paragraph" style:parent-style-name="Standard">
      <style:text-properties officeooo:rsid="0327e96e" officeooo:paragraph-rsid="03380f8e"/>
    </style:style>
    <style:style style:name="P12" style:family="paragraph" style:parent-style-name="Standard">
      <style:text-properties officeooo:rsid="03393724" officeooo:paragraph-rsid="03393724"/>
    </style:style>
    <style:style style:name="P13" style:family="paragraph" style:parent-style-name="Standard">
      <style:text-properties officeooo:rsid="0346cfcd" officeooo:paragraph-rsid="0346cfcd"/>
    </style:style>
    <style:style style:name="T1" style:family="text">
      <style:text-properties officeooo:rsid="0317bcca"/>
    </style:style>
    <style:style style:name="T2" style:family="text">
      <style:text-properties officeooo:rsid="031c2702"/>
    </style:style>
    <style:style style:name="T3" style:family="text">
      <style:text-properties officeooo:rsid="03257517"/>
    </style:style>
    <style:style style:name="T4" style:family="text">
      <style:text-properties officeooo:rsid="0325a591"/>
    </style:style>
    <style:style style:name="T5" style:family="text">
      <style:text-properties officeooo:rsid="0326349b"/>
    </style:style>
    <style:style style:name="T6" style:family="text">
      <style:text-properties officeooo:rsid="0327e96e"/>
    </style:style>
    <style:style style:name="T7" style:family="text">
      <style:text-properties officeooo:rsid="032b0eab"/>
    </style:style>
    <style:style style:name="T8" style:family="text">
      <style:text-properties officeooo:rsid="032c6e88"/>
    </style:style>
    <style:style style:name="T9" style:family="text">
      <style:text-properties officeooo:rsid="032dd555"/>
    </style:style>
    <style:style style:name="T10" style:family="text">
      <style:text-properties officeooo:rsid="032eed5f"/>
    </style:style>
    <style:style style:name="T11" style:family="text">
      <style:text-properties officeooo:rsid="03305618"/>
    </style:style>
    <style:style style:name="T12" style:family="text">
      <style:text-properties officeooo:rsid="0330da71"/>
    </style:style>
    <style:style style:name="T13" style:family="text">
      <style:text-properties officeooo:rsid="03319b4c"/>
    </style:style>
    <style:style style:name="T14" style:family="text">
      <style:text-properties officeooo:rsid="0332fbd5"/>
    </style:style>
    <style:style style:name="T15" style:family="text">
      <style:text-properties officeooo:rsid="0337e304"/>
    </style:style>
    <style:style style:name="T16" style:family="text">
      <style:text-properties officeooo:rsid="03380f8e"/>
    </style:style>
    <style:style style:name="T17" style:family="text">
      <style:text-properties officeooo:rsid="03393724"/>
    </style:style>
    <style:style style:name="T18" style:family="text">
      <style:text-properties officeooo:rsid="03424376"/>
    </style:style>
    <style:style style:name="T19" style:family="text">
      <style:text-properties officeooo:rsid="03447640"/>
    </style:style>
    <style:style style:name="T20" style:family="text">
      <style:text-properties officeooo:rsid="0346b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. TDD; not insufferable nit-picker insists 100% coverage</text:p>
      <text:p text:style-name="P13">2. Not lazy; only leave out tests hard to write</text:p>
      <text:p text:style-name="P13">3. Only most complex parts where bugs most likely uncovered</text:p>
      <text:p text:style-name="P13">4. Don’t waste time writing test unless minimal value</text:p>
      <text:p text:style-name="P1"/>
      <text:p text:style-name="P1"><text:span text:style-name="T2">A_</text:span>assertNotNull.<text:span text:style-name="T1">java</text:span></text:p>
      <text:p text:style-name="P1"><text:tab/><text:span text:style-name="T3">1 – What we found in the codebase</text:span></text:p>
      <text:p text:style-name="P1"><text:tab/><text:span text:style-name="T3">25 – Bad test</text:span></text:p>
      <text:p text:style-name="P1"><text:tab/><text:span text:style-name="T15">50 – Could have driven this</text:span></text:p>
      <text:p text:style-name="P1"><text:tab/><text:span text:style-name="T15">75 – Wrapper</text:span></text:p>
      <text:p text:style-name="P1"><text:tab/><text:span text:style-name="T15">100 – Good test</text:span></text:p>
      <text:p text:style-name="P1"><text:tab/><text:span text:style-name="T3">125 – What we actually drive...but not really</text:span></text:p>
      <text:p text:style-name="P1"><text:tab/><text:span text:style-name="T4">150 – Because we could also have driven this</text:span></text:p>
      <text:p text:style-name="P1"><text:tab/><text:span text:style-name="T4">175 – Always need a test like this in such cases</text:span></text:p>
      <text:p text:style-name="P4"/>
      <text:p text:style-name="P7"><text:span text:style-name="T9">B</text:span>_parameters.java</text:p>
      <text:p text:style-name="P7"><text:tab/><text:span text:style-name="T7">1 – What we want to drive. Explain terms.</text:span></text:p>
      <text:p text:style-name="P7"><text:tab/><text:span text:style-name="T7">25 – Penetrable test. Easy, good, unfortunate.</text:span></text:p>
      <text:p text:style-name="P7"><text:tab/><text:span text:style-name="T7">50 – Observable test. Excellent.</text:span></text:p>
      <text:p text:style-name="P7"><text:tab/><text:span text:style-name="T7">75 – Impenetrable test. Problem.</text:span></text:p>
      <text:p text:style-name="P7"><text:tab/><text:span text:style-name="T8">100 – What we want to drive now.</text:span></text:p>
      <text:p text:style-name="P9"><text:tab/>125 – How we drive it.</text:p>
      <text:p text:style-name="P9"/>
      <text:p text:style-name="P3"><text:span text:style-name="T9">C_</text:span>missingAssertions.java</text:p>
      <text:p text:style-name="P3"><text:tab/><text:span text:style-name="T5">1 – Bad test: explain onEditorActionListener</text:span></text:p>
      <text:p text:style-name="P3"><text:tab/><text:span text:style-name="T19">25 – Good test: extract callback</text:span></text:p>
      <text:p text:style-name="P3"><text:tab/><text:span text:style-name="T19">50 – Two separate tests for extracted callback</text:span></text:p>
      <text:p text:style-name="P3"/>
      <text:p text:style-name="P3"><text:span text:style-name="T9">D_</text:span>sameValues.java</text:p>
      <text:p text:style-name="P3"><text:tab/><text:span text:style-name="T6">1 – What we want to drive</text:span></text:p>
      <text:p text:style-name="P3"><text:tab/><text:span text:style-name="T6">25 – Bad test</text:span></text:p>
      <text:p text:style-name="P3"><text:tab/><text:span text:style-name="T6">50 – What we could just as easily have driven: what’s bad?</text:span></text:p>
      <text:p text:style-name="P3"><text:tab/><text:span text:style-name="T6">75 – Good test</text:span></text:p>
      <text:p text:style-name="P3"/>
      <text:p text:style-name="P3"><text:span text:style-name="T9">E_</text:span>otherSideOfIf.java</text:p>
      <text:p text:style-name="P3"><text:tab/><text:span text:style-name="T6">1 – What we want to drive</text:span></text:p>
      <text:p text:style-name="P3"><text:soft-page-break/><text:tab/><text:span text:style-name="T6">25 – First test</text:span></text:p>
      <text:p text:style-name="P3"><text:tab/><text:span text:style-name="T6">50 – How not to write production code</text:span></text:p>
      <text:p text:style-name="P3"><text:tab/><text:span text:style-name="T6">75 – Right way to write production code</text:span></text:p>
      <text:p text:style-name="P3"><text:tab/><text:span text:style-name="T6">100 – Second test</text:span></text:p>
      <text:p text:style-name="P5"><text:tab/><text:span text:style-name="T16">100 – Driven code</text:span></text:p>
      <text:p text:style-name="P11"><text:tab/>125 – Alternative—superior—intermediate version</text:p>
      <text:p text:style-name="P3"><text:tab/><text:span text:style-name="T6">150 – Even better intermediate version</text:span></text:p>
      <text:p text:style-name="P8"/>
      <text:p text:style-name="P3"><text:span text:style-name="T2">F_</text:span>smartWrapFact.java</text:p>
      <text:p text:style-name="P3"><text:tab/><text:span text:style-name="T9">1 – Annoying collaborator; cannot be constructed in unit test</text:span></text:p>
      <text:p text:style-name="P3"><text:tab/><text:span text:style-name="T9">25 – What we want to drive</text:span></text:p>
      <text:p text:style-name="P3"><text:tab/><text:span text:style-name="T9">50 – But we need to drive code with a factory</text:span></text:p>
      <text:p text:style-name="P3"><text:tab/><text:span text:style-name="T9">75 – ...and everything’s cool.</text:span></text:p>
      <text:p text:style-name="P3"><text:tab/><text:span text:style-name="T10">100 – But what if we have to do it many places? <text:s/>No.</text:span></text:p>
      <text:p text:style-name="P3"><text:tab/><text:span text:style-name="T10">125 – But both the code and the test would be easier.</text:span></text:p>
      <text:p text:style-name="P10"><text:tab/>150 – Separation of responsibilities</text:p>
      <text:p text:style-name="P10"><text:tab/>175 – Isolating untestable code allows testing what’s testable</text:p>
      <text:p text:style-name="P10"><text:tab/>200 – Example test is trivially different</text:p>
      <text:p text:style-name="P3"/>
      <text:p text:style-name="P3"><text:span text:style-name="T2">G_</text:span>realValues.java</text:p>
      <text:p text:style-name="P3"><text:tab/><text:span text:style-name="T10">1 – Casting: ugh. <text:s/>Explain Android</text:span></text:p>
      <text:p text:style-name="P3"><text:tab/><text:span text:style-name="T10">25 – Test-drive a utility method to encapsulate cast</text:span></text:p>
      <text:p text:style-name="P3"><text:tab/><text:span text:style-name="T10">50 – Method that was driven. Anything wrong?</text:span></text:p>
      <text:p text:style-name="P3"><text:tab/><text:span text:style-name="T10">75 – Use a value that isn’t real in the testable</text:span></text:p>
      <text:p text:style-name="P3"><text:tab/><text:span text:style-name="T10">100 – Prod code would need to be ridiculous for false positive</text:span></text:p>
      <text:p text:style-name="P3"/>
      <text:p text:style-name="P12">H_specifyOnce.java</text:p>
      <text:p text:style-name="P12"><text:tab/>1 – What we’re driving</text:p>
      <text:p text:style-name="P12"><text:tab/>25 – Really Bad test</text:p>
      <text:p text:style-name="P12"><text:tab/>50 – Could have driven this</text:p>
      <text:p text:style-name="P12"><text:tab/>75 – Bad test, but one that will fail</text:p>
      <text:p text:style-name="P12"><text:tab/>100 – Good test</text:p>
      <text:p text:style-name="P3"/>
      <text:p text:style-name="P3"><text:span text:style-name="T17">I_</text:span>importantValues.java</text:p>
      <text:p text:style-name="P3"><text:tab/><text:span text:style-name="T11">1 – SALT will be used on stored data in customer devices</text:span></text:p>
      <text:p text:style-name="P3"><text:tab/><text:span text:style-name="T18">25 – Accidentally changed into this</text:span></text:p>
      <text:p text:style-name="P3"><text:soft-page-break/><text:tab/><text:span text:style-name="T18">50 – If the value is important, write a test</text:span></text:p>
      <text:p text:style-name="P3"><text:tab/></text:p>
      <text:p text:style-name="P3"><text:span text:style-name="T17">J_</text:span>unrolled.java</text:p>
      <text:p text:style-name="P3"><text:tab/><text:span text:style-name="T11">1 – POJO full of sensitive data</text:span></text:p>
      <text:p text:style-name="P3"><text:tab/><text:span text:style-name="T11">25 – What we’re driving</text:span></text:p>
      <text:p text:style-name="P3"><text:tab/><text:span text:style-name="T11">50 – Bad test</text:span></text:p>
      <text:p text:style-name="P3"><text:tab/><text:span text:style-name="T11">75 – Now we add another field; logout now false positive</text:span></text:p>
      <text:p text:style-name="P3"><text:tab/><text:span text:style-name="T11">100 – Better test for reflective language</text:span></text:p>
      <text:p text:style-name="P3"><text:tab/><text:span text:style-name="T11">125 – Non-reflective language can use alternate design</text:span></text:p>
      <text:p text:style-name="P3"><text:tab/><text:span text:style-name="T11">150 – Same concept for the test</text:span></text:p>
      <text:p text:style-name="P3"/>
      <text:p text:style-name="P3"><text:span text:style-name="T20">K_</text:span>classChecks.java</text:p>
      <text:p text:style-name="P3"><text:tab/><text:span text:style-name="T13">1 – Bus events</text:span></text:p>
      <text:p text:style-name="P3"><text:tab/><text:span text:style-name="T13">25 – What we want to drive</text:span></text:p>
      <text:p text:style-name="P3"><text:tab/><text:span text:style-name="T13">50 – Good success test</text:span></text:p>
      <text:p text:style-name="P3"><text:tab/><text:span text:style-name="T13">75 – Bad failure test</text:span></text:p>
      <text:p text:style-name="P3"><text:tab/><text:span text:style-name="T13">100 – Could have driven this instead</text:span></text:p>
      <text:p text:style-name="P3"><text:tab/><text:span text:style-name="T13">125 – Good failure test</text:span></text:p>
      <text:p text:style-name="P3"/>
      <text:p text:style-name="P12"><text:span text:style-name="T20">L</text:span>_quarantine.java</text:p>
      <text:p text:style-name="P12"><text:tab/>1 – What we want to drive</text:p>
      <text:p text:style-name="P12"><text:tab/>25 – Clumsy test</text:p>
      <text:p text:style-name="P12"><text:tab/>50 – Quarantine pattern</text:p>
      <text:p text:style-name="P12"><text:tab/>75 – One hand washes the other</text:p>
      <text:p text:style-name="P6"/>
      <text:p text:style-name="P6"><text:span text:style-name="T20">M_</text:span>noBefore.java</text:p>
      <text:p text:style-name="P6"><text:tab/><text:span text:style-name="T12">1 – Bad test: even with good prod, one will always fail</text:span></text:p>
      <text:p text:style-name="P6"><text:tab/><text:span text:style-name="T12">28 – Good test: mock created in @Before</text:span></text:p>
      <text:p text:style-name="P6"/>
      <text:p text:style-name="P3"><text:span text:style-name="T17">N_</text:span>tooManyMock.java – <text:span text:style-name="T13">Mockito specific</text:span></text:p>
      <text:p text:style-name="P3"><text:tab/><text:span text:style-name="T13">1 – What we want to drive</text:span></text:p>
      <text:p text:style-name="P3"><text:tab/><text:span text:style-name="T13">25 – Bad test: explain @Mock, @InjectMocks, and injectMocks</text:span></text:p>
      <text:p text:style-name="P3"><text:tab/><text:span text:style-name="T13">50 – Could have driven this instead</text:span></text:p>
      <text:p text:style-name="P3"><text:tab/><text:span text:style-name="T13">75 – Can’t use @Mock on generated instance fields</text:span></text:p>
      <text:p text:style-name="P3"/>
      <text:p text:style-name="P3"><text:span text:style-name="T17">O_</text:span>anyClass.java – <text:span text:style-name="T13">Mockito specific</text:span></text:p>
      <text:p text:style-name="P3"><text:soft-page-break/><text:tab/><text:span text:style-name="T13">1 – What we want to drive</text:span></text:p>
      <text:p text:style-name="P3"><text:tab/><text:span text:style-name="T14">25 – Bad tests: always pass</text:span></text:p>
      <text:p text:style-name="P2"><text:tab/><text:span text:style-name="T14">51 – Could have driven this instead</text:span></text:p>
      <text:p text:style-name="P2"><text:tab/><text:span text:style-name="T14">75 – Good test</text:span></text:p>
      <text:p text:style-name="P2"><text:tab/><text:span text:style-name="T14">100 – Better design</text:span></text:p>
      <text:p text:style-name="P2"><text:tab/><text:span text:style-name="T14">125 – Easier tes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6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0:53:45.372243317</meta:creation-date>
    <dc:date>2018-01-04T07:16:19.646919144</dc:date>
    <meta:editing-duration>P1DT11H5M20S</meta:editing-duration>
    <meta:editing-cycles>26</meta:editing-cycles>
    <meta:generator>LibreOffice/5.1.6.2$Linux_X86_64 LibreOffice_project/10m0$Build-2</meta:generator>
    <meta:print-date>2017-10-12T05:34:41.481493638</meta:print-date>
    <meta:document-statistic meta:table-count="0" meta:image-count="0" meta:object-count="0" meta:page-count="4" meta:paragraph-count="100" meta:word-count="533" meta:character-count="3303" meta:non-whitespace-character-count="2706"/>
  </office:meta>
</office:document-meta>
</file>